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b40" officeooo:paragraph-rsid="00199b40"/>
    </style:style>
    <style:style style:name="T1" style:family="text">
      <style:text-properties officeooo:rsid="001ac685"/>
    </style:style>
    <style:style style:name="T2" style:family="text">
      <style:text-properties officeooo:rsid="001b0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<text:s/>an example<text:span text:style-name="T1">nanoxioaoiJIS</text:span><text:span text:style-name="T2">klk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14:39:03.647845055</meta:creation-date>
    <dc:date>2023-08-09T12:27:09.326535307</dc:date>
    <meta:editing-duration>PT9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36" meta:non-whitespace-character-count="32"/>
  </office:meta>
</office:document-meta>
</file>